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D0000017E2DD72D3130BC5D67.png" manifest:media-type="image/png"/>
  <manifest:file-entry manifest:full-path="Pictures/100002010000018F0000018AF4A0B46AF75F1EBB.png" manifest:media-type="image/png"/>
  <manifest:file-entry manifest:full-path="Pictures/10000201000001800000017BDDAC1CC6ECAC38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2.256cm" svg:x="16.113cm" svg:y="17.413cm">
          <draw:image xlink:href="Pictures/10000201000001800000017BDDAC1CC6ECAC380A.png" xlink:type="simple" xlink:show="embed" xlink:actuate="onLoad" loext:mime-type="image/png">
            <text:p/>
          </draw:image>
        </draw:frame>
        <draw:frame draw:style-name="gr1" draw:text-style-name="P1" draw:layer="layout" svg:width="2.156cm" svg:height="2.129cm" svg:x="5.448cm" svg:y="18.018cm">
          <draw:image xlink:href="Pictures/100002010000018F0000018AF4A0B46AF75F1EBB.png" xlink:type="simple" xlink:show="embed" xlink:actuate="onLoad" loext:mime-type="image/png">
            <text:p/>
          </draw:image>
        </draw:frame>
        <draw:frame draw:style-name="gr1" draw:text-style-name="P1" draw:layer="layout" svg:width="2.533cm" svg:height="2.54cm" svg:x="5.071cm" svg:y="7.985cm">
          <draw:image xlink:href="Pictures/100002010000017D0000017E2DD72D3130BC5D6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0T12:19:58.688748767</meta:creation-date>
    <dc:date>2024-02-10T12:29:19.045927841</dc:date>
    <meta:editing-duration>PT9M20S</meta:editing-duration>
    <meta:editing-cycles>1</meta:editing-cycles>
    <meta:document-statistic meta:object-count="3"/>
    <meta:generator>LibreOffice/6.4.7.2$Linux_X86_64 LibreOffice_project/40$Build-2</meta:generator>
  </office:meta>
</office:document-meta>
</file>